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7cea2"/>
    </style:style>
    <style:style style:name="T1" style:family="text">
      <style:text-properties officeooo:rsid="0007ce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67838716787282472" text:style-name="L1">
        <text:list-item>
          <text:p text:style-name="P1"><text:span text:style-name="T1">Tania</text:span></text:p>
        </text:list-item>
        <text:list-item>
          <text:p text:style-name="P1"><text:span text:style-name="T1">stolik 30x30cm, podgrzewany (pole robocze nieco mniejsze – klipsy do przytrzymywania szkła)</text:span></text:p>
        </text:list-item>
        <text:list-item>
          <text:p text:style-name="P1"><text:span text:style-name="T1">stolik podgrzewany alu + łatwo zdejmowane szkło na wierzchu – łatwa wymiana do wydruku</text:span></text:p>
        </text:list-item>
        <text:list-item>
          <text:p text:style-name="P1"><text:span text:style-name="T1">przycisk "emergency stop" (</text:span><text:a xlink:type="simple" xlink:href="http://allegro.pl/listing/listing.php?department=wszystkie+działy∨der=d&amp;search_scope=wszystkie+działy&amp;string=przycisk+bezpieczeństwa"><text:span text:style-name="T1">http://allegro.pl/listing/listing.php?department=wszystkie+dzia%C5%82y&amp;order=d&amp;search_scope=wszystkie+dzia%C5%82y&amp;string=przycisk+bezpiecze%C5%84stwa</text:span></text:a><text:span text:style-name="T1"> )</text:span></text:p>
        </text:list-item>
        <text:list-item>
          <text:p text:style-name="P1"><text:span text:style-name="T1">wyłącznik zasilania</text:span></text:p>
        </text:list-item>
        <text:list-item>
          <text:p text:style-name="P1"><text:span text:style-name="T1">elektronika zintegrowana mechanicznie z drukarką</text:span></text:p>
        </text:list-item>
        <text:list-item>
          <text:p text:style-name="P1"><text:span text:style-name="T1">wózek w osi X w pionie, nie w poziomie</text:span></text:p>
        </text:list-item>
        <text:list-item>
          <text:p text:style-name="P1"><text:span text:style-name="T1">łatwa wymiana całej głowicy</text:span></text:p>
        </text:list-item>
        <text:list-item>
          <text:p text:style-name="P1"><text:span text:style-name="T1">? krańcówka Z zintegrowana z głowicą</text:span></text:p>
        </text:list-item>
        <text:list-item>
          <text:p text:style-name="P1"><text:span text:style-name="T1">krańcówka Z optyczna z regulacją</text:span></text:p>
        </text:list-item>
        <text:list-item>
          <text:p text:style-name="P1"><text:span text:style-name="T1">pojedyncza wtyczka od elektroniki do głowicy z pojedynczym kablem, ew. Taśma + grubsze kable na grzanie (może DB15?)</text:span></text:p>
        </text:list-item>
        <text:list-item>
          <text:p text:style-name="P1"><text:span text:style-name="T1">zintegrowane gniazdo zasilania</text:span></text:p>
        </text:list-item>
        <text:list-item>
          <text:p text:style-name="P1"><text:span text:style-name="T1">podświetlanie pola roboczego</text:span></text:p>
        </text:list-item>
        <text:list-item>
          <text:p text:style-name="P1"><text:span text:style-name="T1">maksymalnie wyciszona</text:span></text:p>
        </text:list-item>
        <text:list-item>
          <text:p text:style-name="P1"><text:span text:style-name="T1">wbudowana regulacja napięcia pasków</text:span></text:p>
        </text:list-item>
        <text:list-item>
          <text:p text:style-name="P1"><text:span text:style-name="T1">gumowe nóżki amortyzujące</text:span></text:p>
        </text:list-item>
        <text:list-item>
          <text:p text:style-name="P1"><text:span text:style-name="T1">elektronika – najlepiej rPi + wifi + lcd </text:span></text:p>
        </text:list-item>
        <text:list-item>
          <text:p text:style-name="P1"><text:span text:style-name="T1">zintegrowany zasilacz (może schowany pod spodem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3.3$Windows_x86 LibreOffice_project/0eaa50a932c8f2199a615e1eb30f7ac74279539</meta:generator>
    <dc:date>2013-09-15T10:38:02.24</dc:date>
    <dc:creator>Piotr Nowicki</dc:creator>
    <meta:document-statistic meta:table-count="0" meta:image-count="0" meta:object-count="0" meta:page-count="1" meta:paragraph-count="18" meta:word-count="125" meta:character-count="922" meta:non-whitespace-character-count="829"/>
    <meta:user-defined meta:name="Info 1"/>
    <meta:user-defined meta:name="Info 2"/>
    <meta:user-defined meta:name="Info 3"/>
    <meta:user-defined meta:name="Info 4"/>
  </office:meta>
</office:document-meta>
</file>